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BE30C00C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cm, 1.884cm, 10.753cm, 2.65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23cm" svg:height="22.2cm" svg:x="1.092cm" svg:y="2.491cm">
          <draw:image xlink:href="Pictures/10000000000005E8000007E0BE30C00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1:10.062572831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